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900000041AD3BF6E9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color="#ff3333" style:font-name="Consolas" fo:font-size="66pt" fo:font-weight="bold" style:font-size-asian="66pt" style:font-weight-asian="bold" style:font-size-complex="66pt" style:font-weight-complex="bold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color="#ff3333" style:font-name="Consolas"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he Legend of Zelda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2">Elements Sti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éléchargements 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/>
            <text:p>→ <text:span text:style-name="T3">github.com/valou33380/TloZ-Elements-Sti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27.999cm" svg:height="17.498cm" svg:x="0.007cm" svg:y="1.757cm">
          <draw:image xlink:href="Pictures/10000000000006900000041AD3BF6E9A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01cm" svg:y="-0.906cm" presentation:class="title" presentation:user-transformed="true">
          <draw:text-box>
            <text:p text:style-name="P4"><text:span text:style-name="T4">Téléchargements :</text:span>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p/>
          </draw:text-box>
        </draw:frame>
        <draw:frame draw:style-name="gr3" draw:text-style-name="P3" draw:layer="layout" svg:width="26cm" svg:height="5.459cm" svg:x="1cm" svg:y="18cm">
          <draw:text-box>
            <text:p text:style-name="P3"/>
            <text:p text:style-name="P3"/>
            <text:p text:style-name="P3">→ <text:span text:style-name="T3">github.com/valou33380/TloZ-Elements-Sti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14:31:00.765000000</meta:creation-date>
    <dc:date>2015-10-07T15:05:18.674000000</dc:date>
    <meta:editing-duration>PT18M49S</meta:editing-duration>
    <meta:editing-cycles>11</meta:editing-cycles>
    <meta:generator>LibreOffice/4.3.7.2$Windows_x86 LibreOffice_project/8a35821d8636a03b8bf4e15b48f59794652c68ba</meta:generator>
    <meta:document-statistic meta:object-count="36"/>
  </office:meta>
</office:document-meta>
</file>